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pr1" style:family="presentation" style:parent-style-name="Silver_20_Stripe-title">
      <style:graphic-properties draw:auto-grow-height="true" fo:min-height="3.507cm"/>
    </style:style>
    <style:style style:name="pr2" style:family="presentation" style:parent-style-name="Silver_20_Stripe-subtitle">
      <style:graphic-properties draw:fill-color="#ffffff" draw:auto-grow-height="true" fo:min-height="13.86cm"/>
    </style:style>
    <style:style style:name="pr3" style:family="presentation" style:parent-style-name="Silver_20_Stripe-notes">
      <style:graphic-properties draw:fill-color="#ffffff" draw:auto-grow-height="true" fo:min-height="13.365cm"/>
    </style:style>
    <style:style style:name="pr4" style:family="presentation" style:parent-style-name="Silver_20_Stripe-outline1">
      <style:graphic-properties draw:auto-grow-height="true" fo:min-height="13.86cm"/>
    </style:style>
    <style:style style:name="pr5" style:family="presentation" style:parent-style-name="Silver_20_Stripe-title">
      <style:graphic-properties fo:min-height="3.256cm"/>
    </style:style>
    <style:style style:name="pr6" style:family="presentation" style:parent-style-name="Silver_20_Strip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lver_20_Stripe" presentation:presentation-page-layout-name="AL1T0">
        <office:forms form:automatic-focus="false" form:apply-design-mode="false"/>
        <draw:frame presentation:style-name="pr1" draw:layer="layout" svg:width="25.199cm" svg:height="3.507cm" svg:x="1.5cm" svg:y="4cm" presentation:class="title" presentation:user-transformed="true">
          <draw:text-box>
            <text:p>BEYOND DJANGO 101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Kausikram Krishnasayee</text:p>
            <text:p text:style-name="P1"><text:a xlink:href="mailto:kausikram@silverstripesoftware.com">kausikram@silverstripesoftware.com</text:a></text:p>
            <text:p text:style-name="P1">http://kausikram.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do I have 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 simple application.</text:p>
              </text:list-item>
              <text:list-item>
                <text:p>Bare bone.</text:p>
              </text:list-item>
              <text:list-item>
                <text:p>Written in 15 minutes time after reading the Django doc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>
            <draw:text-box>
              <text:p>Show the application first.</text:p>
              <text:p/>
              <text:p>Its barebone we have no authentication set. We wrote a 100 different templates for everything, and we barely got into a hackking mode.</text:p>
              <text:p/>
              <text:p>Django 101 documentation is great. Now we will be getting beyond that.</text:p>
            </draw:text-box>
          </draw:frame>
        </presentation:notes>
      </draw:page>
      <draw:page draw:name="page3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Do we want ??</text:p>
          </draw:text-box>
        </draw:frame>
        <draw:frame presentation:style-name="pr4" draw:layer="layout" svg:width="25.199cm" svg:height="13.86cm" svg:x="1.4cm" svg:y="4.914cm" presentation:class="outline">
          <draw:text-box>
            <text:p>We want a whole set of features. That includes:</text:p>
            <text:list text:style-name="L3">
              <text:list-item>
                <text:p>RESTfull API calls.</text:p>
              </text:list-item>
              <text:list-item>
                <text:p>Nice Api Authentication system.</text:p>
              </text:list-item>
              <text:list-item>
                <text:p>Subdomains</text:p>
              </text:list-item>
              <text:list-item>
                <text:p>Permissions</text:p>
              </text:list-item>
              <text:list-item>
                <text:p>Restri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will we be touching upon?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erialization and serializers.</text:p>
              </text:list-item>
              <text:list-item>
                <text:p>Middlewares.</text:p>
              </text:list-item>
              <text:list-item>
                <text:p>Auth Backends.</text:p>
              </text:list-item>
              <text:list-item>
                <text:p>Testing Plug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301cm" svg:y="7.5cm" presentation:class="title" presentation:user-transformed="true">
          <draw:text-box>
            <text:p>Problem 1: I want a view to return xml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256cm" svg:x="1.5cm" svg:y="1.244cm" presentation:class="title" presentation:user-transformed="true">
          <draw:text-box>
            <text:p>What we do usually ...</text:p>
          </draw:text-box>
        </draw:frame>
        <draw:rect draw:style-name="gr2" draw:text-style-name="P2" draw:layer="layout" svg:width="4.5cm" svg:height="2cm" svg:x="3.5cm" svg:y="7cm">
          <text:p text:style-name="P2">Django view</text:p>
        </draw:rect>
        <draw:rect draw:style-name="gr2" draw:text-style-name="P2" draw:layer="layout" svg:width="6.5cm" svg:height="2cm" svg:x="10cm" svg:y="7cm">
          <text:p text:style-name="P2">Render to response</text:p>
        </draw:rect>
        <draw:rect draw:style-name="gr2" draw:text-style-name="P2" draw:layer="layout" svg:width="4.5cm" svg:height="2cm" svg:x="19.1cm" svg:y="7cm">
          <text:p text:style-name="P2">XML template</text:p>
        </draw:rect>
        <draw:custom-shape draw:style-name="gr3" draw:text-style-name="P2" draw:layer="layout" svg:width="1cm" svg:height="0.5cm" svg:x="8.5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0.5cm" svg:x="17.2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we can do?</text:p>
          </draw:text-box>
        </draw:frame>
        <draw:frame presentation:style-name="pr6" draw:text-style-name="P4" draw:layer="layout" svg:width="25.199cm" svg:height="14.241cm" svg:x="1.401cm" svg:y="4.715cm">
          <draw:text-box>
            <text:p text:style-name="P3"><text:span text:style-name="T1">&gt;&gt;&gt; from django.core.serializers import serialize</text:span></text:p>
            <text:p text:style-name="P3"><text:span text:style-name="T1">&gt;&gt;&gt; serialize("xml",ul)</text:span></text:p>
            <text:p text:style-name="P3"><text:span text:style-name="T1">&lt;?xml version="1.0" encoding="utf-8"?&gt;</text:span></text:p>
            <text:p text:style-name="P3"><text:span text:style-name="T1">&lt;django-objects version="1.0"&gt;</text:span></text:p>
            <text:p text:style-name="P3"><text:span text:style-name="T1">&lt;object pk="7508" model="tweet.tweet"&gt;</text:span></text:p>
            <text:p text:style-name="P3"><text:span text:style-name="T1"><text:s text:c="4"/></text:span><text:span text:style-name="T1">&lt;field type="CharField" name="username"&gt;kausikram&lt;/field&gt;</text:span></text:p>
            <text:p text:style-name="P3"><text:span text:style-name="T1"><text:s text:c="4"/></text:span><text:span text:style-name="T1">&lt;field type="CharField" name="text"&gt;This is my text&lt;/field&gt;</text:span></text:p>
            <text:p text:style-name="P3"><text:span text:style-name="T1"><text:s text:c="4"/></text:span><text:span text:style-name="T1">&lt;field type="DateTimeField" name="time_tweeted"&gt;2010-09-09 13:53:02&lt;/field&gt;</text:span></text:p>
            <text:p text:style-name="P3"><text:span text:style-name="T1">&lt;/object&gt;</text:span></text:p>
            <text:p text:style-name="P3"><text:span text:style-name="T1">&lt;/django-objects&gt;</text:span></text:p>
            <text:p text:style-name="P3"><text:span text:style-name="T1">&gt;&gt;&gt; serialize("json",ul)</text:span></text:p>
            <text:p text:style-name="P3"><text:span text:style-name="T1">[{</text:span></text:p>
            <text:p text:style-name="P3"><text:span text:style-name="T1"><text:tab/></text:span><text:span text:style-name="T1">"pk": 7508,</text:span></text:p>
            <text:p text:style-name="P3"><text:span text:style-name="T1"><text:tab/></text:span><text:span text:style-name="T1">"model": "tweet.tweet",</text:span></text:p>
            <text:p text:style-name="P3"><text:span text:style-name="T1"><text:tab/></text:span><text:span text:style-name="T1">"fields": {</text:span></text:p>
            <text:p text:style-name="P3"><text:span text:style-name="T1"><text:tab/></text:span><text:span text:style-name="T1"><text:tab/></text:span><text:span text:style-name="T1">"username": "kausikram",</text:span></text:p>
            <text:p text:style-name="P3"><text:span text:style-name="T1"><text:tab/></text:span><text:span text:style-name="T1"><text:tab/></text:span><text:span text:style-name="T1">"text": “This is my text”,</text:span></text:p>
            <text:p text:style-name="P3"><text:span text:style-name="T1"><text:tab/></text:span><text:span text:style-name="T1"><text:tab/></text:span><text:span text:style-name="T1">"time_tweeted": "2010-09-09 13:53:07",</text:span></text:p>
            <text:p text:style-name="P3"><text:span text:style-name="T1"><text:tab/></text:span><text:span text:style-name="T1">}</text:span></text:p>
            <text:p text:style-name="P3"><text:span text:style-name="T1">}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ilver_20_Stripe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irks:</text:p>
          </draw:text-box>
        </draw:frame>
        <draw:frame presentation:style-name="pr6" draw:text-style-name="P6" draw:layer="layout" svg:width="25.199cm" svg:height="13.609cm" svg:x="1.4cm" svg:y="5.03cm" presentation:class="subtitle" presentation:user-transformed="true">
          <draw:text-box>
            <text:p text:style-name="P3"><text:span text:style-name="T2">&gt;&gt;&gt; from django.core.serializers import serialize</text:span></text:p>
            <text:p text:style-name="P3"><text:span text:style-name="T2">&gt;&gt;&gt; serialize("xml",ul)</text:span></text:p>
            <text:p text:style-name="P3"><text:span text:style-name="T2">&lt;?xml version="1.0" encoding="utf-8"?&gt;</text:span></text:p>
            <text:p text:style-name="P3"><text:span text:style-name="T2">&lt;django-objects version="1.0"&gt;</text:span></text:p>
            <text:p text:style-name="P3"><text:span text:style-name="T2">&lt;object pk="7508" model="auth.user"&gt;</text:span></text:p>
            <text:p text:style-name="P3"><text:span text:style-name="T2"><text:s text:c="4"/></text:span><text:span text:style-name="T2">&lt;field type="CharField" name="username"&gt;silver.nobody&lt;/field&gt;</text:span></text:p>
            <text:p text:style-name="P3"><text:span text:style-name="T2"><text:s text:c="4"/></text:span><text:span text:style-name="T2">&lt;field type="CharField" name="first_name"&gt;Nobody&lt;/field&gt;</text:span></text:p>
            <text:p text:style-name="P3"><text:span text:style-name="T2"><text:s text:c="4"/></text:span><text:span text:style-name="T2">&lt;field type="CharField" name="last_name"&gt;</text:span></text:p>
            <text:p text:style-name="P3"><text:span text:style-name="T2"><text:s text:c="4"/></text:span><text:span text:style-name="T2">&lt;/field&gt;</text:span></text:p>
            <text:p text:style-name="P3"><text:span text:style-name="T2"><text:s text:c="4"/></text:span><text:span text:style-name="T2">&lt;field type="CharField" name="email"&gt;nobody&lt;/field&gt;</text:span></text:p>
            <text:p text:style-name="P5"><text:span text:style-name="T3"><text:s text:c="4"/></text:span><text:span text:style-name="T3">&lt;field type="CharField" name="password"&gt;sha1$d295c$64f920c5c5a4451ba02442f85b64a&lt;/field&gt;</text:span></text:p>
            <text:p text:style-name="P3"><text:span text:style-name="T2"><text:s text:c="4"/></text:span><text:span text:style-name="T2">&lt;field type="BooleanField"name="is_staff"&gt;False&lt;/field&gt;</text:span></text:p>
            <text:p text:style-name="P3"><text:span text:style-name="T2"><text:s text:c="4"/></text:span><text:span text:style-name="T2">&lt;field type="BooleanField" name="is_active"&gt;True&lt;/field&gt;</text:span></text:p>
            <text:p text:style-name="P3"><text:span text:style-name="T2"><text:s text:c="4"/></text:span><text:span text:style-name="T2">&lt;field type="BooleanField" name="is_superuser"&gt;False&lt;/field&gt;</text:span></text:p>
            <text:p text:style-name="P3"><text:span text:style-name="T2"><text:s text:c="4"/></text:span><text:span text:style-name="T2">&lt;field type="DateTimeField" name="last_login"&gt;2010-09-09 13:53:02&lt;/field&gt;</text:span></text:p>
            <text:p text:style-name="P3"><text:span text:style-name="T2"><text:s text:c="4"/></text:span><text:span text:style-name="T2">&lt;field type="DateTimeField" name="date_joined"&gt;2010-09-09 13:53:02&lt;/field&gt;</text:span></text:p>
            <text:p text:style-name="P3"><text:span text:style-name="T2"><text:s text:c="4"/></text:span><text:span text:style-name="T2">&lt;field to="auth.group" name="groups" rel="ManyToManyRel"&gt;</text:span></text:p>
            <text:p text:style-name="P3"><text:span text:style-name="T2"><text:s text:c="4"/></text:span><text:span text:style-name="T2">&lt;/field&gt;</text:span></text:p>
            <text:p text:style-name="P3"><text:span text:style-name="T2"><text:s text:c="4"/></text:span><text:span text:style-name="T2">&lt;field to="auth.permission" name="user_permissions" rel="ManyToManyRel"&gt;</text:span></text:p>
            <text:p text:style-name="P3"><text:span text:style-name="T2"><text:s text:c="4"/></text:span><text:span text:style-name="T2">&lt;/field&gt;</text:span></text:p>
            <text:p text:style-name="P3"><text:span text:style-name="T2">&lt;/object&gt;</text:span></text:p>
            <text:p text:style-name="P3"><text:span text:style-name="T2">&lt;/django-object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ts write our own serializ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tep 1 : Extend django.serializer and play with it.</text:p>
              </text:list-item>
              <text:list-item>
                <text:p>Step2 : Register the serializer you just wrote in your settings file. </text:p>
              </text:list-item>
              <text:list-item>
                <text:p>Step 3 : Tad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801cm" svg:y="8.493cm" presentation:class="title" presentation:user-transformed="true">
          <draw:text-box>
            <text:p>Serializer : Hiding field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256cm" svg:x="1.301cm" svg:y="8.244cm" presentation:class="title" presentation:user-transformed="true">
          <draw:text-box>
            <text:p>Serializer : Adding Custom Field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rializers : The Advantage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Portable</text:p>
              </text:list-item>
            </text:list>
            <text:p text:style-name="P1"><text:s text:c="4"/>My Boss decided JSON is the coolest thing.</text:p>
            <text:list text:continue-numbering="true" text:style-name="L3">
              <text:list-item>
                <text:p text:style-name="P1">Editable</text:p>
                <text:p text:style-name="P1">Err can we change The XML structure ??</text:p>
              </text:list-item>
              <text:list-item>
                <text:p text:style-name="P1">Consistent</text:p>
                <text:p text:style-name="P1">Oh Gosh! There are too many templates and views that generate random xml struc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lver_20_Stripe" presentation:presentation-page-layout-name="AL3T19">
        <office:forms form:automatic-focus="false" form:apply-design-mode="false"/>
        <draw:frame presentation:style-name="pr1" draw:text-style-name="P3" draw:layer="layout" svg:width="25.199cm" svg:height="5.209cm" svg:x="1.801cm" svg:y="6.923cm" presentation:class="title" presentation:user-transformed="true">
          <draw:text-box>
            <text:p text:style-name="P3">Problem 2 : I want to have a fancy pants API system that allows calls to views requiring authent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iddleware: What ?</text:p>
          </draw:text-box>
        </draw:frame>
        <draw:custom-shape draw:style-name="gr4" draw:text-style-name="P2" draw:layer="layout" svg:width="4.5cm" svg:height="2.5cm" svg:x="1.81cm" svg:y="7.948cm">
          <text:p text:style-name="P2">Web 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5cm" svg:height="2.5cm" svg:x="10cm" svg:y="7.948cm">
          <text:p text:style-name="P2">Django Middlewa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5cm" svg:height="2.5cm" svg:x="20.5cm" svg:y="7.948cm">
          <text:p text:style-name="P2">Your Vie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5cm" svg:height="1cm" svg:x="7.5cm" svg:y="8.6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cm" svg:height="1cm" svg:x="17.3cm" svg:y="8.6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Middleware: What are we going to do?</text:p>
          </draw:text-box>
        </draw:frame>
        <draw:custom-shape draw:style-name="gr4" draw:text-style-name="P2" draw:layer="layout" svg:width="3cm" svg:height="2cm" svg:x="1cm" svg:y="9cm">
          <text:p text:style-name="P2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5cm" svg:height="2.5cm" svg:x="6.3cm" svg:y="8.75cm">
          <text:p text:style-name="P2">Django Middlewa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5cm" svg:height="2.5cm" svg:x="22.7cm" svg:y="8.75cm">
          <text:p text:style-name="P2">Your Vie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5cm" svg:height="1cm" svg:x="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5cm" svg:height="1cm" svg:x="13.3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5cm" svg:height="1cm" svg:x="20.8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5.5cm" svg:height="3cm" svg:x="15cm" svg:y="8.5cm">
          <text:p text:style-name="P2">Our Middlewa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lver_20_Strip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iddleware : Solu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Create a middleware that will basically perform a logic operation based on the API system you implemented.</text:p>
              </text:list-item>
              <text:list-item>
                <text:p>And if the logic operation ascertains a users credibility, then set request.user to equal that user's django.auth.contrib.models.User ins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cm" svg:y="8cm" presentation:class="title" presentation:user-transformed="true">
          <draw:text-box>
            <text:p>Problem 3 : I want a subdomain specific authentication syst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th Backends: What ?</text:p>
          </draw:text-box>
        </draw:frame>
        <draw:custom-shape draw:style-name="gr4" draw:text-style-name="P2" draw:layer="layout" svg:width="3cm" svg:height="2cm" svg:x="0.7cm" svg:y="5.05cm">
          <text:p text:style-name="P2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4cm" svg:height="2cm" svg:x="5.2cm" svg:y="5.05cm">
          <text:p text:style-name="P2"/>
          <text:p text:style-name="P2">Django Session </text:p>
          <text:p text:style-name="P2">Middleware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8.5cm" svg:height="2cm" svg:x="13.05cm" svg:y="5.05cm">
          <text:p text:style-name="P2">Django Auth Middleware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8.5cm" svg:height="2cm" svg:x="13.05cm" svg:y="8.6cm">
          <text:p text:style-name="P2">django.contrib.auth's </text:p>
          <text:p text:style-name="P2">get_us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8.5cm" svg:height="2cm" svg:x="13.05cm" svg:y="12.5cm">
          <text:p text:style-name="P2">auth_backend's get_us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4cm" svg:height="2cm" svg:x="23.5cm" svg:y="5.05cm">
          <text:p text:style-name="P2">Other</text:p>
          <text:p text:style-name="P2">Middlewa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3.9cm" svg:y="5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11.8cm" svg:y="5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22.1cm" svg:y="5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5cm" svg:height="1cm" svg:x="17.05cm" svg:y="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5cm" svg:height="1cm" svg:x="17.05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th Backends: What ?</text:p>
          </draw:text-box>
        </draw:frame>
        <draw:custom-shape draw:style-name="gr4" draw:text-style-name="P2" draw:layer="layout" svg:width="3.2cm" svg:height="2cm" svg:x="0.2cm" svg:y="7.25cm">
          <text:p text:style-name="P2">Django's </text:p>
          <text:p text:style-name="P2">Login 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3cm" svg:height="2cm" svg:x="4.9cm" svg:y="7.25cm">
          <text:p text:style-name="P2">Django Login For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5cm" svg:height="2cm" svg:x="11.7cm" svg:y="7.25cm">
          <text:p text:style-name="P2"/>
          <text:p text:style-name="P2">django.contrib.auth's </text:p>
          <text:p text:style-name="P2">authenticate()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8.5cm" svg:height="1.5cm" svg:x="10.7cm" svg:y="12cm">
          <text:p text:style-name="P2">auth_backend's authenticat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5cm" svg:height="2.5cm" svg:x="20.1cm" svg:y="7cm">
          <text:p text:style-name="P2">Set request.user and </text:p>
          <text:p text:style-name="P2">call </text:p>
          <text:p text:style-name="P2">django.contrib.auth's lo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3.6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10.5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18.7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95cm" svg:height="2.2cm" svg:x="14.47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th Backend : Solution</text:p>
          </draw:text-box>
        </draw:frame>
        <draw:custom-shape draw:style-name="gr5" draw:text-style-name="P2" draw:layer="layout" svg:width="3.8cm" svg:height="2cm" svg:x="1cm" svg:y="7.25cm">
          <text:p text:style-name="P2">Custom </text:p>
          <text:p text:style-name="P2">Login Vie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5cm" svg:height="2cm" svg:x="10.1cm" svg:y="7.25cm">
          <text:p text:style-name="P2"/>
          <text:p text:style-name="P2">django.contrib.auth's </text:p>
          <text:p text:style-name="P2">authenticate()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5cm" svg:height="1.5cm" svg:x="9.1cm" svg:y="12cm">
          <text:p text:style-name="P2">auth_backend's authenticat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5cm" svg:height="2.5cm" svg:x="20.4cm" svg:y="7cm">
          <text:p text:style-name="P2">Set request.user and </text:p>
          <text:p text:style-name="P2">call </text:p>
          <text:p text:style-name="P2">django.contrib.auth's lo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0.95cm" svg:height="2.2cm" svg:x="12.87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4cm" svg:height="1cm" svg:x="16.9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4cm" svg:height="1cm" svg:x="5.7cm" svg:y="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473cm" svg:x="1.4cm" svg:y="6.754cm" presentation:class="title" presentation:user-transformed="true">
          <draw:text-box>
            <text:p>Problem 4: I want my test suite to be much more flexi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Understanding Django Test Runner</text:p>
          </draw:text-box>
        </draw:frame>
        <draw:custom-shape draw:style-name="gr4" draw:text-style-name="P2" draw:layer="layout" svg:width="4.5cm" svg:height="2.5cm" svg:x="0.8cm" svg:y="7.7cm">
          <text:p text:style-name="P2">Start of 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2cm" svg:height="2.5cm" svg:x="7.3cm" svg:y="7.7cm">
          <text:p text:style-name="P2">django.test.utils</text:p>
          <text:p text:style-name="P2">setup_test_environment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cm" svg:height="2.5cm" svg:x="16cm" svg:y="7.5cm">
          <text:p text:style-name="P2"/>
          <text:p text:style-name="P2">django.db.connection</text:p>
          <text:p text:style-name="P2">connection.creation.create_test_db()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cm" svg:height="0.9cm" svg:x="6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cm" svg:height="0.9cm" svg:x="14.7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5cm" svg:x="24.1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6.9cm" svg:height="2.5cm" svg:x="20.8cm" svg:y="12.5cm">
          <text:p text:style-name="P2">Test runner iterates</text:p>
          <text:p text:style-name="P2"><text:s/>over test cas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0.4cm" svg:height="2.5cm" svg:x="9.2cm" svg:y="12.6cm">
          <text:p text:style-name="P2">django.db.connection</text:p>
          <text:p text:style-name="P2">connection.creation.create_test_db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7cm" svg:height="2.5cm" svg:x="0.3cm" svg:y="12.6cm">
          <text:p text:style-name="P2">django.test.utils</text:p>
          <text:p text:style-name="P2">teardown_test_environ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19.7cm" svg:y="1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8cm" svg:y="1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lver_20_Stripe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jango Nose Plugin</text:p>
          </draw:text-box>
        </draw:frame>
        <draw:custom-shape draw:style-name="gr5" draw:text-style-name="P2" draw:layer="layout" svg:width="4.5cm" svg:height="2.5cm" svg:x="0.8cm" svg:y="6.3cm">
          <text:p text:style-name="P2">Plugin's be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2cm" svg:height="2.5cm" svg:x="7.3cm" svg:y="6.3cm">
          <text:p text:style-name="P2">django.test.utils</text:p>
          <text:p text:style-name="P2">setup_test_environment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cm" svg:height="2.5cm" svg:x="16cm" svg:y="6.2cm">
          <text:p text:style-name="P2"/>
          <text:p text:style-name="P2">django.db.connection</text:p>
          <text:p text:style-name="P2">connection.creation.create_test_db()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cm" svg:height="0.9cm" svg:x="6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cm" svg:height="0.9cm" svg:x="14.7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5cm" svg:x="23.7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6.9cm" svg:height="2.5cm" svg:x="20.8cm" svg:y="11.1cm">
          <text:p text:style-name="P2">Test runner iterates</text:p>
          <text:p text:style-name="P2"><text:s/>over test cas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0.4cm" svg:height="2.5cm" svg:x="9.4cm" svg:y="15.5cm">
          <text:p text:style-name="P2">django.db.connection</text:p>
          <text:p text:style-name="P2">connection.creation.create_test_db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7cm" svg:height="2.5cm" svg:x="0.3cm" svg:y="15.5cm">
          <text:p text:style-name="P2">django.test.utils</text:p>
          <text:p text:style-name="P2">teardown_test_environ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19.3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8.1cm" svg:y="16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.5cm" svg:height="2.5cm" svg:x="14cm" svg:y="11.1cm">
          <text:p text:style-name="P2">Plugin's fin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.5cm" svg:x="15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Django Nose Plugin: allowing multiple DB test</text:p>
          </draw:text-box>
        </draw:frame>
        <draw:custom-shape draw:style-name="gr5" draw:text-style-name="P7" draw:layer="layout" svg:width="4.5cm" svg:height="2.5cm" svg:x="0.8cm" svg:y="9.1cm">
          <text:p text:style-name="P2"><text:span text:style-name="T4">Plugin's be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7.2cm" svg:height="2.5cm" svg:x="7.3cm" svg:y="9.1cm">
          <text:p text:style-name="P2"><text:span text:style-name="T4">django.test.utils</text:span></text:p>
          <text:p text:style-name="P2"><text:span text:style-name="T4">setup_test_environmen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1cm" svg:height="2.5cm" svg:x="16cm" svg:y="9cm">
          <text:p text:style-name="P2"><text:span text:style-name="T4"/></text:p>
          <text:p text:style-name="P2"><text:span text:style-name="T4">django.db.connection</text:span></text:p>
          <text:p text:style-name="P2"><text:span text:style-name="T4">connection.creation.create_test_db()</text:span></text:p>
          <text:p text:style-name="P2"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.1cm" svg:height="0.9cm" svg:x="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1cm" svg:height="0.9cm" svg:x="14.7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5cm" svg:x="23.7cm" svg:y="1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6.9cm" svg:height="2.5cm" svg:x="20.8cm" svg:y="13.9cm">
          <text:p text:style-name="P2"><text:span text:style-name="T4">Test runner iterates</text:span></text:p>
          <text:p text:style-name="P2"><text:span text:style-name="T4"><text:s/></text:span><text:span text:style-name="T4">over test ca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0.4cm" svg:height="2.5cm" svg:x="9.4cm" svg:y="18.3cm">
          <text:p text:style-name="P2"><text:span text:style-name="T4">django.db.connection</text:span></text:p>
          <text:p text:style-name="P2"><text:span text:style-name="T4">connection.creation.create_test_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7.7cm" svg:height="2.5cm" svg:x="0.3cm" svg:y="18.3cm">
          <text:p text:style-name="P2"><text:span text:style-name="T4">django.test.utils</text:span></text:p>
          <text:p text:style-name="P2"><text:span text:style-name="T4">teardown_test_environ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19.3cm" svg:y="1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8.1cm" svg:y="18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4.5cm" svg:height="2.5cm" svg:x="14cm" svg:y="13.9cm">
          <text:p text:style-name="P2"><text:span text:style-name="T4">Plugin's final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.5cm" svg:x="1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.5cm" svg:height="2.5cm" svg:x="10.1cm" svg:y="4.5cm">
          <text:p text:style-name="P2"><text:span text:style-name="T4">Plugin's </text:span></text:p>
          <text:p text:style-name="P2"><text:span text:style-name="T4">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7.4cm" svg:height="2.5cm" svg:x="1.1cm" svg:y="4.5cm">
          <text:p text:style-name="P2"><text:span text:style-name="T4">Overwrite</text:span></text:p>
          <text:p text:style-name="P2"><text:span text:style-name="T4">settings.Database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cm" svg:height="1cm" svg:x="8.8cm" svg:y="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.5cm" svg:x="2.5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lver_20_Stripe" presentation:presentation-page-layout-name="AL3T19">
        <office:forms form:automatic-focus="false" form:apply-design-mode="false"/>
        <draw:frame presentation:style-name="pr5" draw:layer="layout" svg:width="25.199cm" svg:height="3.256cm" svg:x="1cm" svg:y="8cm" presentation:class="title" presentation:user-transformed="true">
          <draw:text-box>
            <text:p>Thank You!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lver_20_Stripe-background" style:display-name="Silver Stripe-background" style:family="presentation">
      <style:graphic-properties draw:stroke="none" draw:fill="none"/>
      <style:text-properties style:letter-kerning="true"/>
    </style:style>
    <style:style style:name="Silver_20_Stripe-backgroundobjects" style:display-name="Silver Strip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lver_20_Stripe-notes" style:display-name="Silver Stri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ilver_20_Stripe-outline1" style:display-name="Silver Stripe-outline1" style:family="presentation">
      <style:graphic-properties draw:stroke="none" draw:fill="none">
        <text:list-style style:name="Silver_20_Stripe-outline1" style:display-name="Silver Stri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lver_20_Stripe-outline2" style:display-name="Silver Stripe-outline2" style:family="presentation" style:parent-style-name="Silver_20_Stripe-outline1">
      <style:paragraph-properties fo:margin-top="0cm" fo:margin-bottom="0.4cm"/>
      <style:text-properties fo:font-size="28pt" style:font-size-asian="28pt" style:font-size-complex="28pt"/>
    </style:style>
    <style:style style:name="Silver_20_Stripe-outline3" style:display-name="Silver Stripe-outline3" style:family="presentation" style:parent-style-name="Silver_20_Stripe-outline2">
      <style:paragraph-properties fo:margin-top="0cm" fo:margin-bottom="0.3cm"/>
      <style:text-properties fo:font-size="24pt" style:font-size-asian="24pt" style:font-size-complex="24pt"/>
    </style:style>
    <style:style style:name="Silver_20_Stripe-outline4" style:display-name="Silver Stripe-outline4" style:family="presentation" style:parent-style-name="Silver_20_Stripe-outline3">
      <style:paragraph-properties fo:margin-top="0cm" fo:margin-bottom="0.2cm"/>
      <style:text-properties fo:font-size="20pt" style:font-size-asian="20pt" style:font-size-complex="20pt"/>
    </style:style>
    <style:style style:name="Silver_20_Stripe-outline5" style:display-name="Silver Stripe-outline5" style:family="presentation" style:parent-style-name="Silver_20_Stripe-outline4">
      <style:paragraph-properties fo:margin-top="0cm" fo:margin-bottom="0.1cm"/>
      <style:text-properties fo:font-size="20pt" style:font-size-asian="20pt" style:font-size-complex="20pt"/>
    </style:style>
    <style:style style:name="Silver_20_Stripe-outline6" style:display-name="Silver Stripe-outline6" style:family="presentation" style:parent-style-name="Silver_20_Stripe-outline5">
      <style:paragraph-properties fo:margin-top="0cm" fo:margin-bottom="0.1cm"/>
      <style:text-properties fo:font-size="20pt" style:font-size-asian="20pt" style:font-size-complex="20pt"/>
    </style:style>
    <style:style style:name="Silver_20_Stripe-outline7" style:display-name="Silver Stripe-outline7" style:family="presentation" style:parent-style-name="Silver_20_Stripe-outline6">
      <style:paragraph-properties fo:margin-top="0cm" fo:margin-bottom="0.1cm"/>
      <style:text-properties fo:font-size="20pt" style:font-size-asian="20pt" style:font-size-complex="20pt"/>
    </style:style>
    <style:style style:name="Silver_20_Stripe-outline8" style:display-name="Silver Stripe-outline8" style:family="presentation" style:parent-style-name="Silver_20_Stripe-outline7">
      <style:paragraph-properties fo:margin-top="0cm" fo:margin-bottom="0.1cm"/>
      <style:text-properties fo:font-size="20pt" style:font-size-asian="20pt" style:font-size-complex="20pt"/>
    </style:style>
    <style:style style:name="Silver_20_Stripe-outline9" style:display-name="Silver Stripe-outline9" style:family="presentation" style:parent-style-name="Silver_20_Stripe-outline8">
      <style:paragraph-properties fo:margin-top="0cm" fo:margin-bottom="0.1cm"/>
      <style:text-properties fo:font-size="20pt" style:font-size-asian="20pt" style:font-size-complex="20pt"/>
    </style:style>
    <style:style style:name="Silver_20_Stripe-subtitle" style:display-name="Silver Stripe-subtitle" style:family="presentation">
      <style:graphic-properties draw:stroke="none" draw:fill="none" draw:textarea-vertical-align="middle">
        <text:list-style style:name="Silver_20_Stripe-subtitle" style:display-name="Silver Stri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lver_20_Stripe-title" style:display-name="Silver Stripe-title" style:family="presentation">
      <style:graphic-properties draw:stroke="none" draw:fill="none" draw:textarea-vertical-align="middle">
        <text:list-style style:name="Silver_20_Stripe-title" style:display-name="Silver Stri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lver_20_Stri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lver_20_Stri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lver_20_Strip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lver_20_Stripe" style:display-name="Silver Stripe" style:page-layout-name="PM1" draw:style-name="Mdp1">
      <office:forms form:automatic-focus="false" form:apply-design-mode="false"/>
      <draw:frame presentation:style-name="Silver_20_Stripe-title" draw:layer="backgroundobjects" svg:width="25.199cm" svg:height="3.506cm" svg:x="1.4cm" svg:y="0.837cm" presentation:class="title" presentation:placeholder="true">
        <draw:text-box/>
      </draw:frame>
      <draw:frame presentation:style-name="Silver_20_Strip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2</text:page-number></text:p>
        </draw:text-box>
      </draw:frame>
      <draw:frame draw:style-name="Mgr3" draw:text-style-name="MP4" draw:layer="backgroundobjects" svg:width="5.29cm" svg:height="1.621cm" svg:x="1.71cm" svg:y="19cm">
        <draw:image xlink:href="../silverstripesoftware_logo.png" xlink:type="simple" xlink:show="embed" xlink:actuate="onLoad">
          <text:p/>
        </draw:image>
      </draw:frame>
      <presentation:notes style:page-layout-name="PM0">
        <draw:page-thumbnail presentation:style-name="Silver_20_Stripe-title" draw:layer="backgroundobjects" svg:width="14.848cm" svg:height="11.136cm" svg:x="3.075cm" svg:y="2.257cm" presentation:class="page"/>
        <draw:frame presentation:style-name="Silver_20_Stri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usikram krishnasayee</meta:initial-creator>
    <meta:creation-date>2010-09-03T12:24:49.19</meta:creation-date>
    <meta:editing-duration>PT09H02M22S</meta:editing-duration>
    <meta:editing-cycles>28</meta:editing-cycles>
    <dc:date>2010-09-20T00:07:07.89</dc:date>
    <dc:creator>kausikram krishnasayee</dc:creator>
    <meta:generator>OpenOffice.org/3.0$Win32 OpenOffice.org_project/300m15$Build-9379</meta:generator>
    <meta:document-statistic meta:object-count="191"/>
    <meta:user-defined meta:name="Info 1"/>
    <meta:user-defined meta:name="Info 2"/>
    <meta:user-defined meta:name="Info 3"/>
    <meta:user-defined meta:name="Info 4"/>
  </office:meta>
</office:document-meta>
</file>